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>
      <style:text-properties officeooo:paragraph-rsid="0019e456"/>
    </style:style>
    <style:style style:name="P20" style:family="paragraph" style:parent-style-name="Standard">
      <style:text-properties fo:font-weight="normal" officeooo:rsid="0019fa80" officeooo:paragraph-rsid="0019fa80" style:font-weight-asian="normal" style:font-weight-complex="normal"/>
    </style:style>
    <style:style style:name="P21" style:family="paragraph" style:parent-style-name="Standard">
      <style:text-properties fo:font-weight="normal" officeooo:rsid="001b9370" officeooo:paragraph-rsid="001b9370" style:font-weight-asian="normal" style:font-weight-complex="normal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e456"/>
    </style:style>
    <style:style style:name="T3" style:family="text">
      <style:text-properties fo:font-weight="normal" officeooo:rsid="0019e456" style:font-weight-asian="normal" style:font-weight-complex="normal"/>
    </style:style>
    <style:style style:name="T4" style:family="text">
      <style:text-properties fo:font-weight="normal" officeooo:rsid="0019fa80" style:font-weight-asian="normal" style:font-weight-complex="normal"/>
    </style:style>
    <style:style style:name="T5" style:family="text">
      <style:text-properties officeooo:rsid="001af206"/>
    </style:style>
    <style:style style:name="T6" style:family="text">
      <style:text-properties officeooo:rsid="001b93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Two Kafka Connectors to MinIO</text:span></text:h>
      <text:p text:style-name="Text_20_body"><text:span text:style-name="Strong_20_Emphasis">Connector 1</text:span>: <text:span text:style-name="Source_20_Text">temperature-sensors</text:span> → MinIO bucket <text:span text:style-name="Source_20_Text">temperature-data/</text:span> (JSON format)</text:p>
      <text:list text:style-name="L3">
        <text:list-item>
          <text:p text:style-name="P6"><text:span text:style-name="Strong_20_Emphasis">Partitioned by hour</text:span>: <text:span text:style-name="Source_20_Text">temperature-data/year=2025/month=02/day=13/hour=14/</text:span> </text:p>
        </text:list-item>
        <text:list-item>
          <text:p text:style-name="P7">Students learn time-based partitioning for efficient querying </text:p>
        </text:list-item>
      </text:list>
      <text:p text:style-name="Text_20_body"><text:span text:style-name="Strong_20_Emphasis">Connector 2</text:span>: <text:span text:style-name="Source_20_Text">humidity-sensors</text:span> → MinIO bucket <text:span text:style-name="Source_20_Text">humidity-data/</text:span> (CSV format)</text:p>
      <text:list text:style-name="L4">
        <text:list-item>
          <text:p text:style-name="P8">No partitioning - all data in single location </text:p>
        </text:list-item>
      </text:list>
      <text:h text:style-name="Heading_20_3" text:outline-level="3"><text:span text:style-name="Strong_20_Emphasis">3. Two Batch Analysis Notebooks</text:span></text:h>
      <text:p text:style-name="Text_20_body"><text:span text:style-name="Strong_20_Emphasis">Notebook 1: Temperature Analysis</text:span></text:p>
      <text:list text:style-name="L5">
        <text:list-item>
          <text:p text:style-name="P9">Read JSON from MinIO (can query specific hours using partition paths) </text:p>
        </text:list-item>
        <text:list-item>
          <text:p text:style-name="P9">Calculate: average, min, max temperature per sensor </text:p>
        </text:list-item>
        <text:list-item>
          <text:p text:style-name="P10">Plot temperature over time (discover the warming trend) </text:p>
        </text:list-item>
      </text:list>
      <text:p text:style-name="Text_20_body"><text:span text:style-name="Strong_20_Emphasis">Notebook 2: Humidity Analysis</text:span></text:p>
      <text:list text:style-name="L6">
        <text:list-item>
          <text:p text:style-name="P11">Read CSV from MinIO (single file/location) </text:p>
        </text:list-item>
        <text:list-item>
          <text:p text:style-name="P11">Calculate: average humidity per hour of day </text:p>
        </text:list-item>
        <text:list-item>
          <text:p text:style-name="P12">Plot humidity patterns (discover the day/night cycle) </text:p>
        </text:list-item>
      </text:list>
      <text:h text:style-name="Heading_20_3" text:outline-level="3"><text:span text:style-name="Strong_20_Emphasis">4. Two Streaming Analysis Notebooks</text:span></text:h>
      <text:p text:style-name="Text_20_body"><text:span text:style-name="Strong_20_Emphasis">Notebook 1: Temperature Alerts</text:span></text:p>
      <text:list text:style-name="L7">
        <text:list-item>
          <text:p text:style-name="P13">Consume from <text:span text:style-name="Source_20_Text">temperature-sensors</text:span> </text:p>
        </text:list-item>
        <text:list-item>
          <text:p text:style-name="P13">Print alert if temperature &gt; 25°C </text:p>
        </text:list-item>
        <text:list-item>
          <text:p text:style-name="P14">Show current reading from each sensor </text:p>
        </text:list-item>
      </text:list>
      <text:p text:style-name="Text_20_body"><text:span text:style-name="Strong_20_Emphasis">Notebook 2: Humidity Monitor</text:span></text:p>
      <text:list text:style-name="L8">
        <text:list-item>
          <text:p text:style-name="P15">Consume from <text:span text:style-name="Source_20_Text">humidity-sensors</text:span> </text:p>
        </text:list-item>
        <text:list-item>
          <text:p text:style-name="P15">Calculate average humidity in last 10 readings </text:p>
        </text:list-item>
        <text:list-item>
          <text:p text:style-name="P16">Display simple real-time counter of total readings received </text:p>
        </text:list-item>
      </text:list>
      <text:p text:style-name="Text_20_body"><text:span text:style-name="Strong_20_Emphasis">Learning Points:</text:span></text:p>
      <text:list text:style-name="L9">
        <text:list-item>
          <text:p text:style-name="P17">Understand partitioning benefits (can read only specific hours of temperature data) </text:p>
        </text:list-item>
        <text:list-item>
          <text:p text:style-name="P18">Learn to navigate partition directory structure 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P19"><text:span text:style-name="Strong_20_Emphasis"><text:span text:style-name="T2">Submission:</text:span></text:span></text:p>
      <text:p text:style-name="P19"><text:span text:style-name="Strong_20_Emphasis"><text:span text:style-name="T3">Snapshots:</text:span></text:span></text:p>
      <text:p text:style-name="P19"><text:span text:style-name="Strong_20_Emphasis"><text:span text:style-name="T4">1</text:span></text:span><text:span text:style-name="Strong_20_Emphasis"><text:span text:style-name="T3">- storage temperature-data</text:span></text:span></text:p>
      <text:p text:style-name="P19"><text:soft-page-break/><text:span text:style-name="Strong_20_Emphasis"><text:span text:style-name="T4">2</text:span></text:span><text:span text:style-name="Strong_20_Emphasis"><text:span text:style-name="T3">- storage <text:s/>humidity-sensors</text:span></text:span></text:p>
      <text:p text:style-name="P19"><text:span text:style-name="Strong_20_Emphasis"><text:span text:style-name="T4">3</text:span></text:span><text:span text:style-name="Strong_20_Emphasis"><text:span text:style-name="T3">- plot temperature over time (warming trend)</text:span></text:span></text:p>
      <text:p text:style-name="P19"><text:span text:style-name="Strong_20_Emphasis"><text:span text:style-name="T4">4</text:span></text:span><text:span text:style-name="Strong_20_Emphasis"><text:span text:style-name="T3">- plot humidity patterns (day/nigh cycle)</text:span></text:span></text:p>
      <text:p text:style-name="P19"><text:span text:style-name="Strong_20_Emphasis"><text:span text:style-name="T4">5</text:span></text:span><text:span text:style-name="Strong_20_Emphasis"><text:span text:style-name="T3">- alert &gt; 25º</text:span></text:span></text:p>
      <text:p text:style-name="P19"><text:span text:style-name="Strong_20_Emphasis"><text:span text:style-name="T4">6</text:span></text:span><text:span text:style-name="Strong_20_Emphasis"><text:span text:style-name="T3">- average humidity in las 10 readings</text:span></text:span></text:p>
      <text:p text:style-name="P20">Code:</text:p>
      <text:p text:style-name="P20"><text:span text:style-name="T5">7</text:span>- notebook <text:span text:style-name="T6">batch</text:span></text:p>
      <text:p text:style-name="P21">8- notebook streaming</text:p>
      <text:p text:style-name="P20"><text:span text:style-name="T6">9</text:span>- producers</text:p>
      <text:p text:style-name="P20"><text:span text:style-name="T6">10</text:span>- connectors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5.2.7.2$Windows_X86_64 LibreOffice_project/5cbfd1ab6520636bb5f7b99185aa69bd7456825d</meta:generator>
    <dc:date>2026-02-13T16:58:53.269673000</dc:date>
    <meta:editing-duration>PT17M32S</meta:editing-duration>
    <meta:editing-cycles>10</meta:editing-cycles>
    <meta:document-statistic meta:table-count="0" meta:image-count="0" meta:object-count="0" meta:page-count="3" meta:paragraph-count="52" meta:word-count="331" meta:character-count="2146" meta:non-whitespace-character-count="1870"/>
  </office:meta>
</office:document-meta>
</file>